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rect draw:style-name="gr1" draw:layer="layout" svg:width="0.333cm" svg:height="0.333cm" svg:x="1.333cm" svg:y="1.667cm">
            <text:p/>
          </draw:rect>
          <draw:rect draw:style-name="gr2" draw:layer="layout" svg:width="0.333cm" svg:height="0.333cm" svg:x="1.333cm" svg:y="1.667cm">
            <text:p/>
          </draw:rect>
          <draw:line draw:style-name="gr2" draw:layer="layout" svg:x1="1.5cm" svg:y1="1.75cm" svg:x2="1.5cm" svg:y2="1.917cm">
            <text:p/>
          </draw:line>
          <draw:line draw:style-name="gr2" draw:layer="layout" svg:x1="1.417cm" svg:y1="1.833cm" svg:x2="1.583cm" svg:y2="1.833cm">
            <text:p/>
          </draw:line>
          <draw:line draw:style-name="gr2" draw:layer="layout" svg:x1="0.333cm" svg:y1="0cm" svg:x2="2.667cm" svg:y2="0cm">
            <text:p/>
          </draw:line>
          <draw:line draw:style-name="gr2" draw:layer="layout" svg:x1="0.333cm" svg:y1="2cm" svg:x2="2.667cm" svg:y2="2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3cm" svg:y1="0.333cm" svg:x2="3cm" svg:y2="1.667cm">
            <text:p/>
          </draw:line>
          <draw:frame draw:style-name="gr3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Collapsed-Sub-Process</dc:title>
    <meta:creation-date>2011-02-07T16:50:47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